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system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ourier" style:font-name-asian="Courier" style:font-name-complex="Courier" fo:color="#000000"/>
    </style:style>
    <style:style style:name="P2" style:parent-style-name="Standard" style:family="paragraph">
      <style:paragraph-properties fo:text-align="justify"/>
      <style:text-properties style:font-name="Courier" style:font-name-asian="Courier" style:font-name-complex="Courier" fo:color="#000000"/>
    </style:style>
    <style:style style:name="P3" style:parent-style-name="Standard" style:family="paragraph">
      <style:paragraph-properties fo:text-align="justify"/>
      <style:text-properties style:font-name="Courier" style:font-name-asian="Courier" style:font-name-complex="Courier" fo:color="#000000"/>
    </style:style>
    <style:style style:name="P4" style:parent-style-name="Standard" style:family="paragraph">
      <style:paragraph-properties fo:text-align="justify"/>
      <style:text-properties style:font-name="Courier" style:font-name-asian="Courier" style:font-name-complex="Courier" fo:color="#000000"/>
    </style:style>
    <style:style style:name="P5" style:parent-style-name="Standard" style:family="paragraph">
      <style:paragraph-properties fo:text-align="justify"/>
    </style:style>
    <style:style style:name="T6" style:parent-style-name="Absatz-Standardschriftart" style:family="text">
      <style:text-properties style:font-name="Courier" style:font-name-asian="Courier" style:font-name-complex="Courier" fo:color="#000000"/>
    </style:style>
    <style:style style:name="T7" style:parent-style-name="Absatz-Standardschriftart" style:family="text">
      <style:text-properties style:font-name="Courier" style:font-name-asian="Courier" style:font-name-complex="Courier" fo:color="#000000"/>
    </style:style>
    <style:style style:name="P8" style:parent-style-name="Standard" style:family="paragraph">
      <style:paragraph-properties fo:text-align="justify"/>
      <style:text-properties style:font-name="Courier" style:font-name-asian="Courier" style:font-name-complex="Courier" fo:color="#000000"/>
    </style:style>
    <style:style style:name="P9" style:parent-style-name="Standard" style:family="paragraph">
      <style:paragraph-properties fo:text-align="justify">
        <style:tab-stops>
          <style:tab-stop style:type="left" style:position="0in"/>
          <style:tab-stop style:type="left" style:position="0.7875in"/>
          <style:tab-stop style:type="left" style:position="1.575in"/>
          <style:tab-stop style:type="left" style:position="2.3625in"/>
          <style:tab-stop style:type="left" style:position="3.15in"/>
          <style:tab-stop style:type="left" style:position="3.9375in"/>
          <style:tab-stop style:type="left" style:position="4.725in"/>
          <style:tab-stop style:type="left" style:position="5.5125in"/>
          <style:tab-stop style:type="left" style:position="6.3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10101" fo:font-size="14pt" style:font-size-asian="14pt" style:font-size-complex="14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1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1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P2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2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2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2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2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2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2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2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2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3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33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3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3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3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3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4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4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4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43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44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4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4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4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4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4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5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5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5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53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5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5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5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5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5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5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6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6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FF0000" fo:font-size="16pt" style:font-size-asian="16pt" style:font-size-complex="16pt"/>
    </style:style>
    <style:style style:name="P6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63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64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6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6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6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6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6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7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71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72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7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P7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7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7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7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7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79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80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8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8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8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84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85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86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/>
    </style:style>
    <style:style style:name="T87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FF" fo:font-size="14pt" style:font-size-asian="14pt" style:font-size-complex="14pt"/>
    </style:style>
    <style:style style:name="T88" style:parent-style-name="Absatz-Standardschriftart" style:family="text"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8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9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9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" style:font-name-asian="Courier" style:font-name-complex="Courier" fo:font-weight="bold" style:font-weight-asian="bold" style:font-weight-complex="bold" fo:color="#FF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color="#000000" fo:font-size="14pt" style:font-size-asian="14pt" style:font-size-complex="14pt"/>
    </style:style>
    <style:style style:name="P9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94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T95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96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FF" fo:font-size="14pt" style:font-size-asian="14pt" style:font-size-complex="14pt"/>
    </style:style>
    <style:style style:name="T97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9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9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0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01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T102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103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FF" fo:font-size="14pt" style:font-size-asian="14pt" style:font-size-complex="14pt"/>
    </style:style>
    <style:style style:name="T104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0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0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07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T108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109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FF" fo:font-size="14pt" style:font-size-asian="14pt" style:font-size-complex="14pt"/>
    </style:style>
    <style:style style:name="T110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1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P11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P11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14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T115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ableColumn117" style:family="table-column">
      <style:table-column-properties style:column-width="1.2006in"/>
    </style:style>
    <style:style style:name="TableColumn118" style:family="table-column">
      <style:table-column-properties style:column-width="1.784in"/>
    </style:style>
    <style:style style:name="TableColumn119" style:family="table-column">
      <style:table-column-properties style:column-width="0.9673in"/>
    </style:style>
    <style:style style:name="TableColumn120" style:family="table-column">
      <style:table-column-properties style:column-width="1.5506in"/>
    </style:style>
    <style:style style:name="TableColumn121" style:family="table-column">
      <style:table-column-properties style:column-width="1.5506in"/>
    </style:style>
    <style:style style:name="Table116" style:family="table">
      <style:table-properties style:width="6.8875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25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T126" style:parent-style-name="Absatz-Standardschriftart" style:family="text">
      <style:text-properties style:font-name="Courier New" style:font-name-asian="Courier New" style:font-name-complex="Courier New" fo:font-weight="bold" style:font-weight-asian="bold" style:font-weight-complex="bold" fo:color="#000000" fo:font-size="14pt" style:font-size-asian="14pt" style:font-size-complex="14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asian="Courier New" style:font-name-complex="Courier New" fo:font-weight="bold" style:font-weight-asian="bold" style:font-weight-complex="bold" fo:color="#FF0000" fo:font-size="14pt" style:font-size-asian="14pt" style:font-size-complex="14pt"/>
    </style:style>
    <style:style style:name="P12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complex="Courier New" fo:font-weight="bold" style:font-weight-asian="bold" fo:color="#FF0000" fo:font-size="14pt" style:font-size-asian="14pt" style:font-size-complex="14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style:font-name="Courier New" style:font-name-complex="Courier New" fo:font-weight="bold" style:font-weight-asian="bold" fo:color="#FF0000" fo:font-size="14pt" style:font-size-asian="14pt" style:font-size-complex="14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34" style:parent-style-name="Absatz-Standardschriftart" style:family="text">
      <style:text-properties style:font-name="Courier New" style:font-name-complex="Courier New" fo:font-weight="bold" style:font-weight-asian="bold" fo:color="#FF0000" fo:font-size="14pt" style:font-size-asian="14pt" style:font-size-complex="14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37" style:parent-style-name="Absatz-Standardschriftart" style:family="text">
      <style:text-properties style:font-name="Courier New" style:font-name-complex="Courier New" fo:font-weight="bold" style:font-weight-asian="bold" fo:color="#FF0000" fo:font-size="14pt" style:font-size-asian="14pt" style:font-size-complex="14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P17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color="#FF0000" fo:font-size="16pt" style:font-size-asian="16pt" style:font-size-complex="16pt"/>
    </style:style>
    <style:style style:name="P17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color="#FF0000" fo:font-size="14pt" style:font-size-asian="14pt" style:font-size-complex="14pt"/>
    </style:style>
    <style:style style:name="P17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74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T175" style:parent-style-name="Absatz-Standardschriftart" style:family="text">
      <style:text-properties fo:font-weight="bold" style:font-weight-asian="bold" fo:color="#4472C4" fo:font-size="14pt" style:font-size-asian="14pt" style:font-size-complex="14pt"/>
    </style:style>
    <style:style style:name="T176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P17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78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79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80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T181" style:parent-style-name="Absatz-Standardschriftart" style:family="text">
      <style:text-properties fo:font-weight="bold" style:font-weight-asian="bold" fo:color="#4472C4" fo:font-size="14pt" style:font-size-asian="14pt" style:font-size-complex="14pt"/>
    </style:style>
    <style:style style:name="T182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P18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color="#FF0000" fo:font-size="14pt" style:font-size-asian="14pt" style:font-size-complex="14pt"/>
    </style:style>
    <style:style style:name="P18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8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color="#4472C4" fo:font-size="14pt" style:font-size-asian="14pt" style:font-size-complex="14pt"/>
    </style:style>
    <style:style style:name="P18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87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</style:style>
    <style:style style:name="T188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T189" style:parent-style-name="Absatz-Standardschriftart" style:family="text">
      <style:text-properties fo:font-weight="bold" style:font-weight-asian="bold" fo:font-size="14pt" style:font-size-asian="14pt" style:font-size-complex="14pt"/>
    </style:style>
    <style:style style:name="T190" style:parent-style-name="Absatz-Standardschriftart" style:family="text">
      <style:text-properties fo:font-weight="bold" style:font-weight-asian="bold" fo:color="#FF0000" fo:font-size="14pt" style:font-size-asian="14pt" style:font-size-complex="14pt"/>
    </style:style>
    <style:style style:name="P191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92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93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94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95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96" style:parent-style-name="Standard" style:family="paragraph">
      <style:paragraph-properties fo:line-height="8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6.6902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  <style:tab-stop style:type="left" style:position="12in"/>
          <style:tab-stop style:type="left" style:position="12.5in"/>
          <style:tab-stop style:type="left" style:position="13in"/>
          <style:tab-stop style:type="left" style:position="13.5in"/>
          <style:tab-stop style:type="left" style:position="14in"/>
          <style:tab-stop style:type="left" style:position="14.5in"/>
          <style:tab-stop style:type="left" style:position="15in"/>
          <style:tab-stop style:type="left" style:position="15.5in"/>
          <style:tab-stop style:type="left" style:position="16in"/>
          <style:tab-stop style:type="left" style:position="16.5in"/>
          <style:tab-stop style:type="left" style:position="17in"/>
          <style:tab-stop style:type="left" style:position="17.5in"/>
          <style:tab-stop style:type="left" style:position="18in"/>
          <style:tab-stop style:type="left" style:position="18.5in"/>
          <style:tab-stop style:type="left" style:position="19in"/>
        </style:tab-stops>
      </style:paragraph-properties>
      <style:text-properties fo:font-weight="bold" style:font-weight-asian="bold" fo:font-size="14pt" style:font-size-asian="14pt" style:font-size-complex="14pt"/>
    </style:style>
  </office:automatic-styles>
  <office:body>
    <office:text text:use-soft-page-breaks="true">
      <text:p text:style-name="P1"><text:s text:c="165"/>|------------------------------------------------------------|</text:p>
      <text:p text:style-name="P2">|it.schule stuttgart <text:s text:c="3"/>| Name: <text:s text:c="29"/>|</text:p>
      <text:p text:style-name="P3">|-----------------------|------------------------------------|</text:p>
      <text:p text:style-name="P4">|Bothmann: Netzwerk- <text:s text:c="3"/>| Klasse: <text:s text:c="2"/>| Tisch: <text:s/>| <text:s text:c="2"/>Datum: <text:s text:c="4"/>|</text:p>
      <text:p text:style-name="P5"><text:span text:style-name="T6">| <text:s text:c="2"/></text:span><text:span text:style-name="T7"><text:s text:c="7"/>planung <text:s text:c="5"/>| <text:s text:c="10"/>| <text:s text:c="8"/>| <text:s text:c="13"/>|</text:span></text:p>
      <text:p text:style-name="P8">|------------------------------------------------------------|</text:p>
      <text:p text:style-name="P9"/>
      <text:p text:style-name="P10">Netzwerkplanung:</text:p>
      <text:p text:style-name="P11"/>
      <text:p text:style-name="P12"/>
      <text:p text:style-name="P13"/>
      <text:p text:style-name="P14"><text:span text:style-name="T15">Aufgabe:</text:span><text:span text:style-name="T16"><text:s/>Ein Netzwerk soll zwischen</text:span></text:p>
      <text:p text:style-name="P17"><text:span text:style-name="T18"><text:s text:c="9"/></text:span><text:span text:style-name="T19">2 Gebäuden (Büro und Werkstatt)</text:span></text:p>
      <text:p text:style-name="P20"><text:span text:style-name="T21"><text:s text:c="9"/></text:span><text:span text:style-name="T22">geplant werden.</text:span></text:p>
      <text:p text:style-name="P23"><text:s/></text:p>
      <text:p text:style-name="P24"><text:span text:style-name="T25">Vorgaben:</text:span></text:p>
      <text:p text:style-name="P26"/>
      <text:p text:style-name="P27"><text:span text:style-name="T28">1.</text:span><text:span text:style-name="T29">Im<text:s/></text:span><text:span text:style-name="T30">Büro</text:span><text:span text:style-name="T31"><text:s/>sollen<text:s/></text:span><text:span text:style-name="T32">3 Pc’s<text:s/></text:span><text:span text:style-name="T33">aufgestellt werden,</text:span></text:p>
      <text:p text:style-name="P34"><text:span text:style-name="T35"><text:s text:c="2"/>in der<text:s/></text:span><text:span text:style-name="T36">Werkstatt</text:span><text:span text:style-name="T37"><text:s/></text:span><text:span text:style-name="T38">2 Pc’s</text:span><text:span text:style-name="T39">.</text:span></text:p>
      <text:p text:style-name="P40"/>
      <text:p text:style-name="P41"><text:span text:style-name="T42">2.</text:span><text:span text:style-name="T43">Das Büro ist<text:s/></text:span><text:span text:style-name="T44">50m</text:span><text:span text:style-name="T45"><text:s/>von der Werkstatt<text:s/></text:span><text:span text:style-name="T46">entfernt</text:span><text:span text:style-name="T47">.</text:span></text:p>
      <text:p text:style-name="P48"/>
      <text:p text:style-name="P49"><text:span text:style-name="T50">3.</text:span><text:span text:style-name="T51">Im Büro und in der Werkstatt soll<text:s/></text:span><text:span text:style-name="T52">jeweils</text:span><text:span text:style-name="T53"><text:s text:c="5"/></text:span></text:p>
      <text:p text:style-name="P54"><text:span text:style-name="T55"><text:s text:c="2"/></text:span><text:span text:style-name="T56">1 vorhandener USB-Farb-Laserdrucker<text:s/></text:span><text:span text:style-name="T57">aufgestellt</text:span></text:p>
      <text:p text:style-name="P58"><text:span text:style-name="T59"><text:s text:c="2"/>werden, der von jedem Pc angesteu</text:span><text:span text:style-name="T60">ert werden kann.</text:span></text:p>
      <text:p text:style-name="P61"/>
      <text:p text:style-name="P62"><text:span text:style-name="T63">4.</text:span><text:span text:style-name="T64">Die<text:s/></text:span><text:span text:style-name="T65">Datenübertragung<text:s/></text:span><text:span text:style-name="T66">soll in einem</text:span></text:p>
      <text:p text:style-name="P67"><text:span text:style-name="T68"><text:s text:c="2"/></text:span><text:span text:style-name="T69">möglichst</text:span><text:span text:style-name="T70"><text:s/></text:span><text:span text:style-name="T71">schnellen Standard</text:span><text:span text:style-name="T72"><text:s/>erfolgen.</text:span></text:p>
      <text:p text:style-name="P73"/>
      <text:p text:style-name="P74"><text:span text:style-name="T75">5.</text:span><text:span text:style-name="T76">In der Werkstatt befindet sich ein</text:span></text:p>
      <text:p text:style-name="P77"><text:span text:style-name="T78"><text:s text:c="2"/></text:span><text:span text:style-name="T79">Automatisierungsgerät</text:span><text:span text:style-name="T80">, dass ebenfalls angeschlossen</text:span></text:p>
      <text:p text:style-name="P81"><text:s text:c="2"/>werden muß.</text:p>
      <text:p text:style-name="P82"/>
      <text:p text:style-name="P83"><text:span text:style-name="T84">6.</text:span><text:span text:style-name="T85">Mit</text:span><text:span text:style-name="T86"><text:s/></text:span><text:span text:style-name="T87">weiteren Pc’s<text:s/></text:span><text:span text:style-name="T88">ist in beiden Gebäuden zu <text:s/></text:span></text:p>
      <text:p text:style-name="P89"><text:s text:c="2"/>rechnen, bitte planen Sie diese mit ein.<text:tab/><text:tab/></text:p>
      <text:p text:style-name="P90"/>
      <text:p text:style-name="P91">Vorgehen:</text:p>
      <text:p text:style-name="P92"/>
      <text:p text:style-name="P93"><text:span text:style-name="T94">1.</text:span><text:span text:style-name="T95"><text:s/>Zeichnen Sie einen<text:s/></text:span><text:span text:style-name="T96">Aufbauplan</text:span><text:span text:style-name="T97"><text:s/>mit allen</text:span></text:p>
      <text:p text:style-name="P98"><text:s text:c="3"/>Komponenten<text:s/></text:p>
      <text:p text:style-name="P99"/>
      <text:p text:style-name="P100"><text:span text:style-name="T101">2.</text:span><text:span text:style-name="T102"><text:s/>Erstellen Sie eine<text:s/></text:span><text:span text:style-name="T103">Stückliste</text:span><text:span text:style-name="T104"><text:s/>aller Komponenten.</text:span></text:p>
      <text:p text:style-name="P105"/>
      <text:p text:style-name="P106"><text:span text:style-name="T107">3.</text:span><text:span text:style-name="T108"><text:s/>Ermitteln Sie die<text:s/></text:span><text:span text:style-name="T109">voraussichtlichen Kosten<text:s/></text:span><text:span text:style-name="T110">des</text:span></text:p>
      <text:p text:style-name="P111"><text:s text:c="3"/>Projekts.</text:p>
      <text:p text:style-name="P112"/>
      <text:p text:style-name="P113"><text:span text:style-name="T114">2.</text:span><text:span text:style-name="T115"><text:s/>Stückliste:</text:span>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Position:</text:span><text:span text:style-name="T126"><text:s/></text:span></text:p>
          </table:table-cell>
          <table:table-cell table:style-name="TableCell127">
            <text:p text:style-name="P128">Beschreibung</text:p>
            <text:p text:style-name="P129">mit Artikelnummer:</text:p>
          </table:table-cell>
          <table:table-cell table:style-name="TableCell130">
            <text:p text:style-name="P131">Anzahl:</text:p>
          </table:table-cell>
          <table:table-cell table:style-name="TableCell132">
            <text:p text:style-name="P133"><text:span text:style-name="T134">Einzelpreis:</text:span></text:p>
          </table:table-cell>
          <table:table-cell table:style-name="TableCell135">
            <text:p text:style-name="P136"><text:span text:style-name="T137">Gesamtpreis:</text:span></text:p>
          </table:table-cell>
        </table:table-row>
        <table:table-row table:style-name="TableRow138">
          <table:table-cell table:style-name="TableCell139">
            <text:p text:style-name="P140">1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2</text:p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3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</table:table>
      <text:soft-page-break/>
      <text:p text:style-name="P171">Auswahl<text:s/>eines<text:s/>Schaltschranks:</text:p>
      <text:p text:style-name="P172"/>
      <text:p text:style-name="P173"><text:span text:style-name="T174">In einen Schaltschrank müssen<text:s/></text:span><text:span text:style-name="T175">19 Zoll<text:s/></text:span><text:span text:style-name="T176">Komponenten<text:s/></text:span></text:p>
      <text:p text:style-name="P177"><text:s text:c="50"/>(Breite des<text:s/>Schaltschranks)<text:s/>eingebaut<text:s/>werden.</text:p>
      <text:p text:style-name="P178"/>
      <text:p text:style-name="P179"><text:span text:style-name="T180">Die Höhe des Schaltschranks richtet sich nach<text:s/></text:span><text:span text:style-name="T181">Höheneinheiten (HE)</text:span><text:span text:style-name="T182">.</text:span></text:p>
      <text:p text:style-name="P183">(Empfehlung: RITTAL-Schränke)</text:p>
      <text:p text:style-name="P184"/>
      <text:p text:style-name="P185">Eingebaut werden müssen:<text:s/></text:p>
      <text:p text:style-name="P186">1 Patchfeld</text:p>
      <text:p text:style-name="P187"><text:span text:style-name="T188">1 Switch</text:span><text:span text:style-name="T189"><text:s/></text:span><text:span text:style-name="T190">(Empfehlung: HP Switch, Managebare Ports)</text:span></text:p>
      <text:p text:style-name="P191">1 Steckdosenleiste</text:p>
      <text:p text:style-name="P192">Platz für eine USV (Unterbrechungsfreie Stromversorgung)</text:p>
      <text:p text:style-name="P193">Platz für einen Server</text:p>
      <text:p text:style-name="P194"/>
      <text:p text:style-name="P195"/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" svg:font-family="Courier" style:font-family-generic="system" svg:panose-1="2 7 4 9 2 2 5 2 4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0">
      <style:text-properties fo:hyphenate="false"/>
    </style:style>
    <style:style style:name="Beschriftung" style:display-name="Beschriftung" style:family="paragraph" style:parent-style-name="Standard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extBody0" style:display-name="Text Body" style:family="paragraph" style:parent-style-name="Standard">
      <style:text-properties fo:hyphenate="false"/>
    </style:style>
    <style:style style:name="TableContents" style:display-name="Table Contents" style:family="paragraph" style:parent-style-name="TextBody0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text-properties fo:hyphenate="false"/>
    </style:style>
    <style:style style:name="Fußzeile" style:display-name="Fußzeile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rnd Bothmann</meta:initial-creator>
    <dc:creator>Bernd Bothmann</dc:creator>
    <meta:creation-date>2022-01-26T09:52:00Z</meta:creation-date>
    <dc:date>2023-06-16T08:54:00Z</dc:date>
    <meta:template xlink:href="Normal" xlink:type="simple"/>
    <meta:editing-cycles>6</meta:editing-cycles>
    <meta:editing-duration>PT0S</meta:editing-duration>
    <meta:document-statistic meta:page-count="2" meta:paragraph-count="3" meta:word-count="273" meta:character-count="1997" meta:row-count="14" meta:non-whitespace-character-count="1727"/>
  </office:meta>
</office:document-meta>
</file>